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arial" fo:font-size="9.75pt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fo:font-size="9pt" style:font-size-asian="7.84999990463257pt" style:font-size-complex="9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1">GMRT</text:span><text:span text:style-name="T3"><text:tab/></text:span><text:tab/><text:tab/><text:tab/><text:tab/><text:span text:style-name="T1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2">17<text:span text:style-name="T2">th</text:span> December 2013 Time : 11.30 AM to 13.15 PM &amp; 15.00 to 17.15 ; GMRT user's room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2">NGK, S Nayak ji, NMS, CPK,DBB,SN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8"/>
            <text:list xml:id="list858233163" text:style-name="L1">
              <text:list-item>
                <text:p text:style-name="P7">RRU updated one more MCM card has been put in C06 antenna &amp; it's been working fine for last 20 days.</text:p>
                <text:p text:style-name="P7">8 antenna Online_v2 has been implemented. Tested it using lab setup one MCM per antenna.</text:p>
                <text:p text:style-name="P7">Commands given from GUI as well as terminal.</text:p>
                <text:p text:style-name="P7">Explored Global data structure library.</text:p>
                <text:p text:style-name="P7"><text:span text:style-name="T5"><text:s/></text:span></text:p>
              </text:list-item>
              <text:list-item>
                <text:p text:style-name="P7">NMS updated that he is working on Sub array creation &amp; antenna selection on GUI.</text:p>
                <text:p text:style-name="P7">- Programmed MCM given to TCS.</text:p>
                <text:p text:style-name="P9"/>
              </text:list-item>
              <text:list-item>
                <text:p text:style-name="P7">CPK updated that 61 MCM card are tested. One card given to TCS.</text:p>
                <text:p text:style-name="P7">All four switch tested by RFI group. All shows similar pattern related to RFI.</text:p>
                <text:p text:style-name="P7">RFI group writing report on RFI testing of L2 N/W switch, Once report comes we will raise indent for 30 L2 N/W switch. L3 N/W switch indent will also go with that indent.</text:p>
                <text:p text:style-name="P7">YG asked CPK to raise indent for two Miltec PC with proper line filter.</text:p>
                <text:p text:style-name="P9"/>
              </text:list-item>
              <text:list-item>
                <text:p text:style-name="P7">DBB updated that he is exploring user interface design in Python..</text:p>
                <text:p text:style-name="P7">DBB suggested to have a shared memory monitoring server.</text:p>
                <text:p text:style-name="P9"/>
              </text:list-item>
              <text:list-item>
                <text:p text:style-name="P7">S.Nayak ji updated about work related to current Online command log.</text:p>
                <text:p text:style-name="P9"/>
              </text:list-item>
              <text:list-item>
                <text:p text:style-name="P7">NGK suggested -&gt; Optical system monitoring in C06 &amp; multiple point monitoring.</text:p>
                <text:p text:style-name="P7">- To push for separate Sentinel &amp; OF system MCM card.</text:p>
                <text:p text:style-name="P7">- Check for servo communication using PC104.</text:p>
                <text:p text:style-name="P7">- To have thought how to support old system.</text:p>
                <text:p text:style-name="P7">- We will put requirement of 40 new MCM card.</text:p>
                <text:p text:style-name="P7">- Integrating web monitoring tools, astronomer tools.</text:p>
                <text:p text:style-name="P7">- 1<text:span text:style-name="T2">st</text:span> level environment prototype by 21<text:span text:style-name="T2">st</text:span> January 2014.</text:p>
                <text:p text:style-name="P7"/>
              </text:list-item>
              <text:list-item>
                <text:p text:style-name="P7">NGK asked DBB to put Astropy library in Incms machine.</text:p>
              </text:list-item>
            </text:list>
            <text:p text:style-name="P6"/>
            <text:list xml:id="list1970891539" text:continue-numbering="true" text:style-name="L1">
              <text:list-item>
                <text:p text:style-name="P7">We had discussion related to Current Online flow, ABC and integrating Python environment with Online_v2 &amp; QML GUI.</text:p>
                <text:p text:style-name="P7">- We also had a look into servo tracking algorithm.</text:p>
                <text:p text:style-name="P7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2-17T18:35:33</dc:date>
    <dc:creator>teleset </dc:creator>
    <meta:editing-duration>P1DT2H40M34S</meta:editing-duration>
    <meta:editing-cycles>392</meta:editing-cycles>
    <meta:generator>LibreOffice/3.4$Linux LibreOffice_project/340m1$Build-602</meta:generator>
    <meta:document-statistic meta:table-count="1" meta:image-count="0" meta:object-count="0" meta:page-count="1" meta:paragraph-count="39" meta:word-count="359" meta:character-count="1903" meta:non-whitespace-character-count="1583"/>
  </office:meta>
</office:document-meta>
</file>